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Default"/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5_10-28-15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2]=&quot;&quot;;[.C2];CONCATENATE([.C2];&quot; / &quot;;[.E2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6-25_10-35-27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2"/>
          <table:table-cell table:style-name="ce2" office:value-type="string">
            <text:p>N-35-35-28.697204 E-139-34-49.160156</text:p>
          </table:table-cell>
          <table:table-cell table:style-name="ce31" table:formula="of:=IF([.E3]=&quot;&quot;;[.C3];CONCATENATE([.C3];&quot; / &quot;;[.E3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6-25_10-35-45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30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4]=&quot;&quot;;[.C4];CONCATENATE([.C4];&quot; / &quot;;[.E4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5_10-36-46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14"/>
          <table:table-cell table:style-name="ce2"/>
          <table:table-cell table:style-name="ce2" office:value-type="string">
            <text:p>N-35-35-28.353881 E-139-34-49.105224</text:p>
          </table:table-cell>
          <table:table-cell table:style-name="ce31" table:formula="of:=IF([.E5]=&quot;&quot;;[.C5];CONCATENATE([.C5];&quot; / &quot;;[.E5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5_10-39-29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15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6]=&quot;&quot;;[.C6];CONCATENATE([.C6];&quot; / &quot;;[.E6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25_10-39-33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16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7]=&quot;&quot;;[.C7];CONCATENATE([.C7];&quot; / &quot;;[.E7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6-25_10-39-33_001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14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8]=&quot;&quot;;[.C8];CONCATENATE([.C8];&quot; / &quot;;[.E8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6-25_10-41-34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資料</text:p>
          </table:table-cell>
          <table:table-cell table:style-name="ce15"/>
          <table:table-cell table:style-name="ce2"/>
          <table:table-cell table:style-name="ce2" office:value-type="string">
            <text:p>N-35-35-28.738403 E-139-34-49.489746</text:p>
          </table:table-cell>
          <table:table-cell table:style-name="ce31" table:formula="of:=IF([.E9]=&quot;&quot;;[.C9];CONCATENATE([.C9];&quot; / &quot;;[.E9]))" office:value-type="string" office:string-value=":m 東和 PHOTO / 200626th / 鶴見駅 / メインステージ鶴見Ⅱ新築工事 / １名 / 橘設備工業所（大旺新洋） / 資料">
            <text:p>:m 東和 PHOTO / 200626th / 鶴見駅 / メインステージ鶴見Ⅱ新築工事 / １名 / 橘設備工業所（大旺新洋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string">
            <text:p>2020-06-25_11-22-47_000.jpg</text:p>
          </table:table-cell>
          <table:table-cell table:style-name="ce13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6-25_12-49-57_000.jpg</text:p>
          </table:table-cell>
          <table:table-cell table:style-name="ce5" office:value-type="string">
            <text:p>:m RES 1-2*2 / free# JVEMV6 37#21.4_6 / 37. miscs of miscs / 21. math&amp;physics / 4. knot-theory / N+</text:p>
          </table:table-cell>
          <table:table-cell table:style-name="ce15"/>
          <table:table-cell table:style-name="ce2"/>
          <table:table-cell table:style-name="ce2" office:value-type="string">
            <text:p>N-35-35-28.62854 E-139-34-49.160156</text:p>
          </table:table-cell>
          <table:table-cell table:style-name="ce31" table:formula="of:=IF([.E11]=&quot;&quot;;[.C11];CONCATENATE([.C11];&quot; / &quot;;[.E11]))" office:value-type="string" office:string-value=":m RES 1-2*2 / free# JVEMV6 37#21.4_6 / 37. miscs of miscs / 21. math&amp;physics / 4. knot-theory / N+">
            <text:p>:m RES 1-2*2 / free# JVEMV6 37#21.4_6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6-25_12-49-57_001.jpg</text:p>
          </table:table-cell>
          <table:table-cell table:style-name="ce5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2854 E-139-34-49.160156</text:p>
          </table:table-cell>
          <table:table-cell table:style-name="ce31" table:formula="of:=IF([.E12]=&quot;&quot;;[.C12];CONCATENATE([.C12];&quot; / &quot;;[.E12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6-25_12-51-11_000.jpg</text:p>
          </table:table-cell>
          <table:table-cell table:style-name="ce19" office:value-type="string">
            <text:p>:m :th / キリスト者；労働組合；「何かを創る」；思想を創る</text:p>
          </table:table-cell>
          <table:table-cell table:style-name="ce16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13]=&quot;&quot;;[.C13];CONCATENATE([.C13];&quot; / &quot;;[.E13]))" office:value-type="string" office:string-value=":m :th / キリスト者；労働組合；「何かを創る」；思想を創る">
            <text:p>:m :th / キリスト者；労働組合；「何かを創る」；思想を創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6-25_14-36-16_000.jpg</text:p>
          </table:table-cell>
          <table:table-cell table:style-name="ce5" office:value-type="string">
            <text:p>:m 食べた物</text:p>
          </table:table-cell>
          <table:table-cell table:style-name="ce5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6-25_16-42-39_000.jpg</text:p>
          </table:table-cell>
          <table:table-cell table:style-name="ce5" office:value-type="string">
            <text:p>:PHOTO 記録 / PC画面 / 投稿文書 / sputnik</text:p>
          </table:table-cell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string" office:string-value=":PHOTO 記録 / PC画面 / 投稿文書 / sputnik">
            <text:p>:PHOTO 記録 / PC画面 / 投稿文書 / sputnik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6-25_17-37-38_000.jpg</text:p>
          </table:table-cell>
          <table:table-cell table:style-name="ce19" office:value-type="string">
            <text:p>:bookmemo / ページメモ / id=2HTU / 神義論</text:p>
          </table:table-cell>
          <table:table-cell table:style-name="ce14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16]=&quot;&quot;;[.C16];CONCATENATE([.C16];&quot; / &quot;;[.E16]))" office:value-type="string" office:string-value=":bookmemo / ページメモ / id=2HTU / 神義論">
            <text:p>:bookmemo / ページメモ / id=2HTU / 神義論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6-25_20-39-54_000.jpg</text:p>
          </table:table-cell>
          <table:table-cell table:style-name="ce5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97204 E-139-34-49.434814</text:p>
          </table:table-cell>
          <table:table-cell table:style-name="ce31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6-25_22-32-03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614807 E-139-34-49.379882</text:p>
          </table:table-cell>
          <table:table-cell table:style-name="ce31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6-26_04-06-47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697204 E-139-34-49.434814</text:p>
          </table:table-cell>
          <table:table-cell table:style-name="ce31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6-26_04-54-23_000.jpg</text:p>
          </table:table-cell>
          <table:table-cell table:style-name="ce5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20]=&quot;&quot;;[.C20];CONCATENATE([.C20];&quot; / &quot;;[.E20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6-26_05-14-53_000.jpg</text:p>
          </table:table-cell>
          <table:table-cell table:style-name="ce5" office:value-type="string">
            <text:p>:PHOTO 記録 / PC画面 / リスト / 東和；「現場についたら」；やること</text:p>
          </table:table-cell>
          <table:table-cell table:style-name="ce15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21]=&quot;&quot;;[.C21];CONCATENATE([.C21];&quot; / &quot;;[.E21]))" office:value-type="string" office:string-value=":PHOTO 記録 / PC画面 / リスト / 東和；「現場についたら」；やること">
            <text:p>:PHOTO 記録 / PC画面 / リスト / 東和；「現場についたら」；やること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6-26_05-15-05_000.jpg</text:p>
          </table:table-cell>
          <table:table-cell table:style-name="ce5" office:value-type="string">
            <text:p>:PHOTO 記録 / PC画面 / リスト / 東和；「現場についたら」；やること</text:p>
          </table:table-cell>
          <table:table-cell table:style-name="ce16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22]=&quot;&quot;;[.C22];CONCATENATE([.C22];&quot; / &quot;;[.E22]))" office:value-type="string" office:string-value=":PHOTO 記録 / PC画面 / リスト / 東和；「現場についたら」；やること">
            <text:p>:PHOTO 記録 / PC画面 / リスト / 東和；「現場についたら」；やること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6-26_05-15-11_000.jpg</text:p>
          </table:table-cell>
          <table:table-cell table:style-name="ce5" office:value-type="string">
            <text:p>:PHOTO 記録 / PC画面 / リスト / 東和；「現場についたら」；やること</text:p>
          </table:table-cell>
          <table:table-cell table:style-name="ce13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23]=&quot;&quot;;[.C23];CONCATENATE([.C23];&quot; / &quot;;[.E23]))" office:value-type="string" office:string-value=":PHOTO 記録 / PC画面 / リスト / 東和；「現場についたら」；やること">
            <text:p>:PHOTO 記録 / PC画面 / リスト / 東和；「現場についたら」；やること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6-26_05-24-36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出発時間 / N-35-35-28.367614 E-139-34-49.819335</text:p>
          </table:table-cell>
          <table:table-cell table:style-name="ce2"/>
          <table:table-cell table:style-name="ce2" table:formula="of:=[.F24]" office:value-type="string" office:string-value="N-35-35-28.367614 E-139-34-49.819335">
            <text:p>N-35-35-28.367614 E-139-34-49.819335</text:p>
          </table:table-cell>
          <table:table-cell table:style-name="ce2" office:value-type="string">
            <text:p>N-35-35-28.367614 E-139-34-49.819335</text:p>
          </table:table-cell>
          <table:table-cell table:style-name="ce31" table:formula="of:=IF([.E24]=&quot;&quot;;[.C24];CONCATENATE([.C24];&quot; / &quot;;[.E24]))" office:value-type="string" office:string-value=":m 東和 PHOTO / 200626th / 鶴見駅 / メインステージ鶴見Ⅱ新築工事 / １名 / 橘設備工業所（大旺新洋） / 出発時間 / N-35-35-28.367614 E-139-34-49.819335 / N-35-35-28.367614 E-139-34-49.819335">
            <text:p>:m 東和 PHOTO / 200626th / 鶴見駅 / メインステージ鶴見Ⅱ新築工事 / １名 / 橘設備工業所（大旺新洋） / 出発時間 / N-35-35-28.367614 E-139-34-49.819335 / N-35-35-28.367614 E-139-34-49.819335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6-26_06-45-56_000.jpg</text:p>
          </table:table-cell>
          <table:table-cell table:style-name="ce16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0-24.938964 E-139-40-54.730224</text:p>
          </table:table-cell>
          <table:table-cell table:style-name="ce31" table:formula="of:=IF([.E25]=&quot;&quot;;[.C25];CONCATENATE([.C25];&quot; / &quot;;[.E25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2020-06-26_06-46-33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現場状況 / N-35-30-24.938964 E-139-40-54.730224</text:p>
          </table:table-cell>
          <table:table-cell table:style-name="ce15"/>
          <table:table-cell table:style-name="ce2" table:formula="of:=[.F26]" office:value-type="string" office:string-value="N-35-30-24.938964 E-139-40-54.730224">
            <text:p>N-35-30-24.938964 E-139-40-54.730224</text:p>
          </table:table-cell>
          <table:table-cell table:style-name="ce2" office:value-type="string">
            <text:p>N-35-30-24.938964 E-139-40-54.730224</text:p>
          </table:table-cell>
          <table:table-cell table:style-name="ce31" table:formula="of:=IF([.E26]=&quot;&quot;;[.C26];CONCATENATE([.C26];&quot; / &quot;;[.E26]))" office:value-type="string" office:string-value=":m 東和 PHOTO / 200626th / 鶴見駅 / メインステージ鶴見Ⅱ新築工事 / １名 / 橘設備工業所（大旺新洋） / 現場状況 / N-35-30-24.938964 E-139-40-54.730224 / N-35-30-24.938964 E-139-40-54.730224">
            <text:p>:m 東和 PHOTO / 200626th / 鶴見駅 / メインステージ鶴見Ⅱ新築工事 / １名 / 橘設備工業所（大旺新洋） / 現場状況 / N-35-30-24.938964 E-139-40-54.730224 / N-35-30-24.938964 E-139-40-54.73022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2020-06-26_06-46-37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現場状況 / N-35-30-24.938964 E-139-40-54.730224</text:p>
          </table:table-cell>
          <table:table-cell table:style-name="ce16"/>
          <table:table-cell table:style-name="ce2" table:formula="of:=[.F27]" office:value-type="string" office:string-value="N-35-30-24.938964 E-139-40-54.730224">
            <text:p>N-35-30-24.938964 E-139-40-54.730224</text:p>
          </table:table-cell>
          <table:table-cell table:style-name="ce2" office:value-type="string">
            <text:p>N-35-30-24.938964 E-139-40-54.730224</text:p>
          </table:table-cell>
          <table:table-cell table:style-name="ce31" table:formula="of:=IF([.E27]=&quot;&quot;;[.C27];CONCATENATE([.C27];&quot; / &quot;;[.E27]))" office:value-type="string" office:string-value=":m 東和 PHOTO / 200626th / 鶴見駅 / メインステージ鶴見Ⅱ新築工事 / １名 / 橘設備工業所（大旺新洋） / 現場状況 / N-35-30-24.938964 E-139-40-54.730224 / N-35-30-24.938964 E-139-40-54.730224">
            <text:p>:m 東和 PHOTO / 200626th / 鶴見駅 / メインステージ鶴見Ⅱ新築工事 / １名 / 橘設備工業所（大旺新洋） / 現場状況 / N-35-30-24.938964 E-139-40-54.730224 / N-35-30-24.938964 E-139-40-54.73022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2020-06-26_06-46-43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現場状況 / N-35-30-24.938964 E-139-40-54.730224</text:p>
          </table:table-cell>
          <table:table-cell table:style-name="ce15"/>
          <table:table-cell table:style-name="ce2" table:formula="of:=[.F28]" office:value-type="string" office:string-value="N-35-30-24.938964 E-139-40-54.730224">
            <text:p>N-35-30-24.938964 E-139-40-54.730224</text:p>
          </table:table-cell>
          <table:table-cell table:style-name="ce2" office:value-type="string">
            <text:p>N-35-30-24.938964 E-139-40-54.730224</text:p>
          </table:table-cell>
          <table:table-cell table:style-name="ce31" table:formula="of:=IF([.E28]=&quot;&quot;;[.C28];CONCATENATE([.C28];&quot; / &quot;;[.E28]))" office:value-type="string" office:string-value=":m 東和 PHOTO / 200626th / 鶴見駅 / メインステージ鶴見Ⅱ新築工事 / １名 / 橘設備工業所（大旺新洋） / 現場状況 / N-35-30-24.938964 E-139-40-54.730224 / N-35-30-24.938964 E-139-40-54.730224">
            <text:p>:m 東和 PHOTO / 200626th / 鶴見駅 / メインステージ鶴見Ⅱ新築工事 / １名 / 橘設備工業所（大旺新洋） / 現場状況 / N-35-30-24.938964 E-139-40-54.730224 / N-35-30-24.938964 E-139-40-54.730224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2020-06-26_08-40-56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現場状況 / N-35-30-25.337219 E-139-40-54.455566</text:p>
          </table:table-cell>
          <table:table-cell table:style-name="ce5"/>
          <table:table-cell table:style-name="ce2" table:formula="of:=[.F29]" office:value-type="string" office:string-value="N-35-30-25.337219 E-139-40-54.455566">
            <text:p>N-35-30-25.337219 E-139-40-54.455566</text:p>
          </table:table-cell>
          <table:table-cell table:style-name="ce2" office:value-type="string">
            <text:p>N-35-30-25.337219 E-139-40-54.455566</text:p>
          </table:table-cell>
          <table:table-cell table:style-name="ce31" table:formula="of:=IF([.E29]=&quot;&quot;;[.C29];CONCATENATE([.C29];&quot; / &quot;;[.E29]))" office:value-type="string" office:string-value=":m 東和 PHOTO / 200626th / 鶴見駅 / メインステージ鶴見Ⅱ新築工事 / １名 / 橘設備工業所（大旺新洋） / 現場状況 / N-35-30-25.337219 E-139-40-54.455566 / N-35-30-25.337219 E-139-40-54.455566">
            <text:p>:m 東和 PHOTO / 200626th / 鶴見駅 / メインステージ鶴見Ⅱ新築工事 / １名 / 橘設備工業所（大旺新洋） / 現場状況 / N-35-30-25.337219 E-139-40-54.455566 / N-35-30-25.337219 E-139-40-54.455566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2020-06-26_08-41-05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現場状況 / N-35-30-25.337219 E-139-40-54.455566</text:p>
          </table:table-cell>
          <table:table-cell table:style-name="ce14"/>
          <table:table-cell table:style-name="ce2" table:formula="of:=[.F30]" office:value-type="string" office:string-value="N-35-30-25.337219 E-139-40-54.455566">
            <text:p>N-35-30-25.337219 E-139-40-54.455566</text:p>
          </table:table-cell>
          <table:table-cell table:style-name="ce2" office:value-type="string">
            <text:p>N-35-30-25.337219 E-139-40-54.455566</text:p>
          </table:table-cell>
          <table:table-cell table:style-name="ce31" table:formula="of:=IF([.E30]=&quot;&quot;;[.C30];CONCATENATE([.C30];&quot; / &quot;;[.E30]))" office:value-type="string" office:string-value=":m 東和 PHOTO / 200626th / 鶴見駅 / メインステージ鶴見Ⅱ新築工事 / １名 / 橘設備工業所（大旺新洋） / 現場状況 / N-35-30-25.337219 E-139-40-54.455566 / N-35-30-25.337219 E-139-40-54.455566">
            <text:p>:m 東和 PHOTO / 200626th / 鶴見駅 / メインステージ鶴見Ⅱ新築工事 / １名 / 橘設備工業所（大旺新洋） / 現場状況 / N-35-30-25.337219 E-139-40-54.455566 / N-35-30-25.337219 E-139-40-54.455566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2020-06-26_15-15-05_000.jpg</text:p>
          </table:table-cell>
          <table:table-cell table:style-name="ce19" office:value-type="string">
            <text:p>:PHOTO 記録しておきたいもの / @鶴見駅、東和現場への途中 / 店舗の看板、ブレインズ・キディ・クラブ、稽古、学童；「英語で子育て」 / N-35-30-28.64685 E-139-40-44.787597</text:p>
          </table:table-cell>
          <table:table-cell table:style-name="ce15"/>
          <table:table-cell table:style-name="ce2" table:formula="of:=[.F31]" office:value-type="string" office:string-value="N-35-30-28.64685 E-139-40-44.787597">
            <text:p>N-35-30-28.64685 E-139-40-44.787597</text:p>
          </table:table-cell>
          <table:table-cell table:style-name="ce2" office:value-type="string">
            <text:p>N-35-30-28.64685 E-139-40-44.787597</text:p>
          </table:table-cell>
          <table:table-cell table:style-name="ce31" table:formula="of:=IF([.E31]=&quot;&quot;;[.C31];CONCATENATE([.C31];&quot; / &quot;;[.E31]))" office:value-type="string" office:string-value=":PHOTO 記録しておきたいもの / @鶴見駅、東和現場への途中 / 店舗の看板、ブレインズ・キディ・クラブ、稽古、学童；「英語で子育て」 / N-35-30-28.64685 E-139-40-44.787597 / N-35-30-28.64685 E-139-40-44.787597">
            <text:p>:PHOTO 記録しておきたいもの / @鶴見駅、東和現場への途中 / 店舗の看板、ブレインズ・キディ・クラブ、稽古、学童；「英語で子育て」 / N-35-30-28.64685 E-139-40-44.787597 / N-35-30-28.64685 E-139-40-44.787597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2020-06-26_15-15-15_000.jpg</text:p>
          </table:table-cell>
          <table:table-cell table:style-name="ce19" office:value-type="string">
            <text:p>:PHOTO 記録しておきたいもの / @鶴見駅、東和現場への途中 / 店舗の看板、ブレインズ・キディ・クラブ、稽古、学童；「英語で子育て」 / N-35-30-28.64685 E-139-40-44.787597</text:p>
          </table:table-cell>
          <table:table-cell table:style-name="ce16"/>
          <table:table-cell table:style-name="ce2" table:formula="of:=[.F32]" office:value-type="string" office:string-value="N-35-30-28.64685 E-139-40-44.787597">
            <text:p>N-35-30-28.64685 E-139-40-44.787597</text:p>
          </table:table-cell>
          <table:table-cell table:style-name="ce2" office:value-type="string">
            <text:p>N-35-30-28.64685 E-139-40-44.787597</text:p>
          </table:table-cell>
          <table:table-cell table:style-name="ce31" table:formula="of:=IF([.E32]=&quot;&quot;;[.C32];CONCATENATE([.C32];&quot; / &quot;;[.E32]))" office:value-type="string" office:string-value=":PHOTO 記録しておきたいもの / @鶴見駅、東和現場への途中 / 店舗の看板、ブレインズ・キディ・クラブ、稽古、学童；「英語で子育て」 / N-35-30-28.64685 E-139-40-44.787597 / N-35-30-28.64685 E-139-40-44.787597">
            <text:p>:PHOTO 記録しておきたいもの / @鶴見駅、東和現場への途中 / 店舗の看板、ブレインズ・キディ・クラブ、稽古、学童；「英語で子育て」 / N-35-30-28.64685 E-139-40-44.787597 / N-35-30-28.64685 E-139-40-44.787597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2020-06-26_17-37-23_000.jpg</text:p>
          </table:table-cell>
          <table:table-cell table:style-name="ce19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97204 E-139-34-49.434814</text:p>
          </table:table-cell>
          <table:table-cell table:style-name="ce31" table:formula="of:=IF([.E33]=&quot;&quot;;[.C33];CONCATENATE([.C33];&quot; / &quot;;[.E33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2020-06-26_20-46-14_000.jpg</text:p>
          </table:table-cell>
          <table:table-cell table:style-name="ce19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2020-06-26_23-29-12_000.jpg</text:p>
          </table:table-cell>
          <table:table-cell table:style-name="ce19" office:value-type="string">
            <text:p>:m 記録 / 身体 / ケガ / 左腕；内側；擦り傷；クロの後ろ足が引っ掻いた</text:p>
          </table:table-cell>
          <table:table-cell table:style-name="ce2"/>
          <table:table-cell table:style-name="ce2"/>
          <table:table-cell table:style-name="ce2" office:value-type="string">
            <text:p>N-35-35-28.312683 E-139-34-49.270019</text:p>
          </table:table-cell>
          <table:table-cell table:style-name="ce31" table:formula="of:=IF([.E35]=&quot;&quot;;[.C35];CONCATENATE([.C35];&quot; / &quot;;[.E35]))" office:value-type="string" office:string-value=":m 記録 / 身体 / ケガ / 左腕；内側；擦り傷；クロの後ろ足が引っ掻いた">
            <text:p>:m 記録 / 身体 / ケガ / 左腕；内側；擦り傷；クロの後ろ足が引っ掻いた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2020-06-27_01-19-08_000.jpg</text:p>
          </table:table-cell>
          <table:table-cell table:style-name="ce15" office:value-type="string">
            <text:p>:m :PHOTO 寝た時刻 / 2020 / オナニー：１時間半</text:p>
          </table:table-cell>
          <table:table-cell table:style-name="ce2"/>
          <table:table-cell table:style-name="ce2"/>
          <table:table-cell table:style-name="ce2" office:value-type="string">
            <text:p>N-35-35-28.573608 E-139-34-49.434814</text:p>
          </table:table-cell>
          <table:table-cell table:style-name="ce31" table:formula="of:=IF([.E36]=&quot;&quot;;[.C36];CONCATENATE([.C36];&quot; / &quot;;[.E36]))" office:value-type="string" office:string-value=":m :PHOTO 寝た時刻 / 2020 / オナニー：１時間半">
            <text:p>:m :PHOTO 寝た時刻 / 2020 / オナニー：１時間半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2020-06-27_07-14-52_000.jpg</text:p>
          </table:table-cell>
          <table:table-cell table:style-name="ce16" office:value-type="string">
            <text:p>:m :PHOTO 起きた時刻 / 2020</text:p>
          </table:table-cell>
          <table:table-cell table:style-name="ce2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37]=&quot;&quot;;[.C37];CONCATENATE([.C37];&quot; / &quot;;[.E37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2020-06-27_07-36-29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日報</text:p>
          </table:table-cell>
          <table:table-cell table:style-name="ce2"/>
          <table:table-cell table:style-name="ce2"/>
          <table:table-cell table:style-name="ce2" office:value-type="string">
            <text:p>N-35-35-28.120422 E-139-34-49.819335</text:p>
          </table:table-cell>
          <table:table-cell table:style-name="ce31" table:formula="of:=IF([.E38]=&quot;&quot;;[.C38];CONCATENATE([.C38];&quot; / &quot;;[.E38]))" office:value-type="string" office:string-value=":m 東和 PHOTO / 200626th / 鶴見駅 / メインステージ鶴見Ⅱ新築工事 / １名 / 橘設備工業所（大旺新洋） / 日報">
            <text:p>:m 東和 PHOTO / 200626th / 鶴見駅 / メインステージ鶴見Ⅱ新築工事 / １名 / 橘設備工業所（大旺新洋） / 日報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2020-06-27_08-45-09_000.jpg</text:p>
          </table:table-cell>
          <table:table-cell table:style-name="ce19" office:value-type="string">
            <text:p>:m :th / a-person-who-developed-itself-so-much</text:p>
          </table:table-cell>
          <table:table-cell table:style-name="ce22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39]=&quot;&quot;;[.C39];CONCATENATE([.C39];&quot; / &quot;;[.E39]))" office:value-type="string" office:string-value=":m :th / a-person-who-developed-itself-so-much">
            <text:p>:m :th / a-person-who-developed-itself-so-much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2020-06-27_08-45-21_000.jpg</text:p>
          </table:table-cell>
          <table:table-cell table:style-name="ce19" office:value-type="string">
            <text:p>-*</text:p>
          </table:table-cell>
          <table:table-cell table:style-name="ce13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40]=&quot;&quot;;[.C40];CONCATENATE([.C40];&quot; / &quot;;[.E40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2020-06-27_08-45-37_000.jpg</text:p>
          </table:table-cell>
          <table:table-cell table:style-name="ce19" office:value-type="string">
            <text:p>:m :? / 最低賃金 / １５００円；税金で補助；いくら？</text:p>
          </table:table-cell>
          <table:table-cell table:style-name="ce22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41]=&quot;&quot;;[.C41];CONCATENATE([.C41];&quot; / &quot;;[.E41]))" office:value-type="string" office:string-value=":m :? / 最低賃金 / １５００円；税金で補助；いくら？">
            <text:p>:m :? / 最低賃金 / １５００円；税金で補助；いくら？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2020-06-27_08-53-54_000.jpg</text:p>
          </table:table-cell>
          <table:table-cell table:style-name="ce19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72467 E-139-34-49.379882</text:p>
          </table:table-cell>
          <table:table-cell table:style-name="ce31" table:formula="of:=IF([.E42]=&quot;&quot;;[.C42];CONCATENATE([.C42];&quot; / &quot;;[.E42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6-25_19-02-57_000.mp4</text:p>
          </table:table-cell>
          <table:table-cell table:style-name="ce5" office:value-type="string">
            <text:p>:VIDEO / @自宅 / メモ / kb,keyboard / 演奏、play / k-2020-0625-1 / genr=et-N,key=C,for=grip-movement;arpeggio-downward,file=0621-1717</text:p>
          </table:table-cell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string" office:string-value=":VIDEO / @自宅 / メモ / kb,keyboard / 演奏、play / k-2020-0625-1 / genr=et-N,key=C,for=grip-movement;arpeggio-downward,file=0621-1717">
            <text:p>:VIDEO / @自宅 / メモ / kb,keyboard / 演奏、play / k-2020-0625-1 / genr=et-N,key=C,for=grip-movement;arpeggio-downward,file=0621-1717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5_23-01-35_000.m4a</text:p>
          </table:table-cell>
          <table:table-cell table:style-name="ce15" office:value-type="string">
            <text:p>:VOICE-MEMO / @自宅；布団の中 / 思ったこと / 俺は俺なんだな；ああしようとか、あるけど；テキストファイルに自分の考えを書く</text:p>
          </table:table-cell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string" office:string-value=":VOICE-MEMO / @自宅；布団の中 / 思ったこと / 俺は俺なんだな；ああしようとか、あるけど；テキストファイルに自分の考えを書く">
            <text:p>:VOICE-MEMO / @自宅；布団の中 / 思ったこと / 俺は俺なんだな；ああしようとか、あるけど；テキストファイルに自分の考えを書く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7_07-49-34_000.mp4</text:p>
          </table:table-cell>
          <table:table-cell table:style-name="ce5" office:value-type="string">
            <text:p>:VIDEO / @自宅 / メモ / kb,keyboard / 演奏、play / k-2020-0627-1 / genr=f-N,chor=D6;Gm7;F6,tempo=70,for=high-notes;low-notes</text:p>
          </table:table-cell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string" office:string-value=":VIDEO / @自宅 / メモ / kb,keyboard / 演奏、play / k-2020-0627-1 / genr=f-N,chor=D6;Gm7;F6,tempo=70,for=high-notes;low-notes">
            <text:p>:VIDEO / @自宅 / メモ / kb,keyboard / 演奏、play / k-2020-0627-1 / genr=f-N,chor=D6;Gm7;F6,tempo=70,for=high-notes;low-notes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27_07-54-38_000.mp4</text:p>
          </table:table-cell>
          <table:table-cell table:style-name="ce5" office:value-type="string">
            <text:p>:VIDEO / @自宅 / メモ / kb,keyboard / 演奏、play / k-2020-0627-2 / genr=f-N,RH=grip-2-note,LH=grip,for=m7+11f</text:p>
          </table:table-cell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string" office:string-value=":VIDEO / @自宅 / メモ / kb,keyboard / 演奏、play / k-2020-0627-2 / genr=f-N,RH=grip-2-note,LH=grip,for=m7+11f">
            <text:p>:VIDEO / @自宅 / メモ / kb,keyboard / 演奏、play / k-2020-0627-2 / genr=f-N,RH=grip-2-note,LH=grip,for=m7+11f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6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6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2020/06/27</text:date>, <text:time>10:35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7T10:35:54.69</dc:date>
    <dc:creator>iwabuchi ken</dc:creator>
    <meta:editing-duration>P22DT10H58M54S</meta:editing-duration>
    <meta:editing-cycles>8708</meta:editing-cycles>
    <meta:document-statistic meta:table-count="1" meta:cell-count="539" meta:object-count="0"/>
  </office:meta>
</office:document-meta>
</file>